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table:number-columns-repeated="2"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 table:number-rows-repeated="10482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11:46:21.0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6T11:48:18.353000000</dc:date>
    <meta:editing-duration>P9DT10H31M1S</meta:editing-duration>
    <meta:editing-cycles>4117</meta:editing-cycles>
    <meta:document-statistic meta:table-count="6" meta:cell-count="11324" meta:object-count="0"/>
    <meta:user-defined meta:name="qrichtext">1</meta:user-defined>
  </office:meta>
</office:document-meta>
</file>